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21T19:32:47" calcext:value-type="date">
            <text:p>2021-11-21 19:32:47</text:p>
          </table:table-cell>
          <table:table-cell table:style-name="ce22" office:value-type="date" office:date-value="2021-11-21" calcext:value-type="date">
            <text:p>2021-11-2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9H32M48S" calcext:value-type="time">
            <text:p>19:32:4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21T19:32:48" calcext:value-type="date">
            <text:p>2021-11-21 19:32:48</text:p>
          </table:table-cell>
          <table:table-cell table:style-name="ce23" office:value-type="date" office:date-value="2021-11-21" calcext:value-type="date">
            <text:p>2021-11-2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7H32M49S" calcext:value-type="time">
            <text:p>07:32:4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21T19:32:49" calcext:value-type="date">
            <text:p>2021-11-21 19:32:49</text:p>
          </table:table-cell>
          <table:table-cell table:style-name="ce24" office:value-type="date" office:date-value="2021-11-21" calcext:value-type="date">
            <text:p>2021-11-2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9H32M49S" calcext:value-type="time">
            <text:p>19:32:4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21T19:32:50" calcext:value-type="date">
            <text:p>2021-11-21 19:32:50</text:p>
          </table:table-cell>
          <table:table-cell table:style-name="ce25" office:value-type="date" office:date-value="2021-11-21" calcext:value-type="date">
            <text:p>2021-11-2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7H32M50S" calcext:value-type="time">
            <text:p>07:32:5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21T19:32:50" calcext:value-type="date">
            <text:p>2021-11-21 19:32:50</text:p>
          </table:table-cell>
          <table:table-cell table:style-name="ce26" office:value-type="date" office:date-value="2021-11-21" calcext:value-type="date">
            <text:p>2021-11-2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9H32M50S" calcext:value-type="time">
            <text:p>19:32:5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21T19:32:50" calcext:value-type="date">
            <text:p>2021-11-21 19:32:50</text:p>
          </table:table-cell>
          <table:table-cell table:style-name="ce27" office:value-type="date" office:date-value="2021-11-21" calcext:value-type="date">
            <text:p>2021-11-2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7H32M50S" calcext:value-type="time">
            <text:p>07:32:5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21T19:32:50" calcext:value-type="date">
            <text:p>2021-11-21 19:32:50</text:p>
          </table:table-cell>
          <table:table-cell table:style-name="ce28" office:value-type="date" office:date-value="2021-11-21" calcext:value-type="date">
            <text:p>2021-11-2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9H32M50S" calcext:value-type="time">
            <text:p>19:32:5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21T19:32:50" calcext:value-type="date">
            <text:p>2021-11-21 19:32:50</text:p>
          </table:table-cell>
          <table:table-cell table:style-name="ce29" office:value-type="date" office:date-value="2021-11-21" calcext:value-type="date">
            <text:p>2021-11-2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7H32M51S" calcext:value-type="time">
            <text:p>07:32:5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21T19:32:51" calcext:value-type="date">
            <text:p>2021-11-21 19:32:51</text:p>
          </table:table-cell>
          <table:table-cell table:style-name="ce30" office:value-type="date" office:date-value="2021-11-21" calcext:value-type="date">
            <text:p>2021-11-2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9H32M51S" calcext:value-type="time">
            <text:p>19:32:5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21T19:32:51" calcext:value-type="date">
            <text:p>2021-11-21 19:32:51</text:p>
          </table:table-cell>
          <table:table-cell table:style-name="ce31" office:value-type="date" office:date-value="2021-11-21" calcext:value-type="date">
            <text:p>2021-11-2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7H32M51S" calcext:value-type="time">
            <text:p>07:32:5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2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18.707686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0.095396" calcext:value-type="float">
            <text:p>10,10</text:p>
          </table:table-cell>
          <table:table-cell office:value-type="float" office:value="0.0347348321917808" calcext:value-type="float">
            <text:p>0,034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523459" calcext:value-type="float">
            <text:p>0,52</text:p>
          </table:table-cell>
          <table:table-cell office:value-type="float" office:value="0.0523459" calcext:value-type="float">
            <text:p>0,052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89481" calcext:value-type="float">
            <text:p>0,09</text:p>
          </table:table-cell>
          <table:table-cell office:value-type="float" office:value="0.011185125" calcext:value-type="float">
            <text:p>0,011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305679" calcext:value-type="float">
            <text:p>0,31</text:p>
          </table:table-cell>
          <table:table-cell office:value-type="float" office:value="0.0611358" calcext:value-type="float">
            <text:p>0,061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647453" calcext:value-type="float">
            <text:p>0,65</text:p>
          </table:table-cell>
          <table:table-cell office:value-type="float" office:value="0.3237265" calcext:value-type="float">
            <text:p>0,323727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1.661468" calcext:value-type="float">
            <text:p>11,6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9:32:39.3451535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32:38</meta:creation-date>
    <meta:generator>LibreOffice/7.1.7.2$Linux_X86_64 LibreOffice_project/10$Build-2</meta:generator>
    <meta:editing-duration>PT21S</meta:editing-duration>
    <meta:editing-cycles>2</meta:editing-cycles>
    <meta:initial-creator>Turulomio</meta:initial-creator>
    <dc:description>This file have been generated with UnoGenerator-0.14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21T19:33:00.753906650</dc:date>
    <dc:title>Ejemplo ODS con UnoGenerator</dc:title>
    <meta:document-statistic meta:table-count="5" meta:cell-count="318" meta:object-count="0"/>
  </office:meta>
</office:document-meta>
</file>